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ontrol + klepnout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Using fields in headers and footers<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Using fields in headers and footers<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